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2" style:family="paragraph" style:parent-style-name="Preformatted_20_Text">
      <style:paragraph-properties fo:line-height="115%" fo:text-align="justify" style:justify-single-word="false"/>
      <style:text-properties style:font-name="Arial1" fo:font-size="12pt" fo:font-weight="bold" fo:background-color="#ffff00" style:font-size-asian="12pt" style:font-weight-asian="bold" style:font-size-complex="12pt" style:font-weight-complex="bold"/>
    </style:style>
    <style:style style:name="P3" style:family="paragraph" style:parent-style-name="Header">
      <style:text-properties style:font-name="DejaVu Sans" officeooo:rsid="000b2251" officeooo:paragraph-rsid="000b2251"/>
    </style:style>
    <style:style style:name="P4" style:family="paragraph" style:parent-style-name="Header">
      <style:text-properties style:font-name="DejaVu Sans" fo:font-size="13pt" officeooo:rsid="000b2251" officeooo:paragraph-rsid="000b2251" style:font-size-asian="13pt" style:font-size-complex="13pt"/>
    </style:style>
    <style:style style:name="P5" style:family="paragraph" style:parent-style-name="Header">
      <style:text-properties fo:color="#c9211e" style:font-name="DejaVu Sans" fo:font-size="13pt" officeooo:rsid="000b2251" officeooo:paragraph-rsid="000b2251" fo:background-color="#ffffff" style:font-size-asian="13pt" style:font-size-complex="13pt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officeooo:rsid="00095fb7" fo:background-color="#ffff00" loext:char-shading-value="0" style:font-weight-asian="bold" style:font-weight-complex="bold"/>
    </style:style>
    <style:style style:name="T3" style:family="text">
      <style:text-properties officeooo:rsid="00095f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–Entre el Ministerio de Desarrollo Social, representado en este acto por el Farmacéutico Danilo Hugo José Capitani, D.N.I. N° 17.582.369, con domicilio en Avenida Almirante Brown Nº 6998 -1er piso-de esta ciudad de Santa Fe -<text:span text:style-name="T3">D</text:span>epartamento La Capital-en adelante EL MINISTERIO, por una parte y por la otra el <text:span text:style-name="T1">&lt;INSTITUCION&gt;</text:span>, con domicilio en <text:span text:style-name="T1">&lt;DOMICILIO&gt;</text:span> de la localidad de &lt;LOCALIDAD&gt; -Departamento <text:span text:style-name="T1">&lt;DEPARTAMENTO&gt;</text:span>-, representada en este acto por <text:span text:style-name="T1">&lt;RESPONSABLE&gt;</text:span>, <text:span text:style-name="T1">&lt;TIPO DOC&gt;</text:span> Nº <text:span text:style-name="T1">&lt;NRO DOC&gt;</text:span>, en su carácter de <text:span text:style-name="T1">&lt;CARGO&gt;</text:span>, por <text:span text:style-name="T1">&lt;RESPONSABLE2&gt;</text:span>, <text:span text:style-name="T1">&lt;TIPO DOC 2&gt;</text:span> N.º <text:span text:style-name="T1">&lt;NRO DOC 2&gt;</text:span>, en su carácter de <text:span text:style-name="T1">&lt;CARGO 2&gt;</text:span>, y por <text:span text:style-name="T1">&lt;RESPONSABLE 3&gt;</text:span>, <text:span text:style-name="T1">&lt;TIPO DOC 3&gt;</text:span> N.º <text:span text:style-name="T1">&lt;NRO DOC 3&gt;</text:span>, en su carácter de <text:span text:style-name="T1">&lt;CARGO 3&gt;</text:span>, en adelante LA BENEFICIARIA, en virtud de la gestión obrante en Expediente N° <text:span text:style-name="T2">&lt;EXPEDIENTE&gt;</text:span>, se conviene lo siguiente: </text:p>
      <text:p text:style-name="P1"/>
      <text:p text:style-name="P1">El mismo se encuadra en lo establecido por el Decreto N° 0377 de fecha 11 de marzo de2009 y las Resoluciones Nros. 000143 de fecha 25 de febrero de 2010 y 000044 de fecha 08 de febrero de 2022, y se conviene en un todo de acuerdo a los términos y condiciones particulares que seguidamente se enuncian. </text:p>
      <text:p text:style-name="P1"/>
      <text:p text:style-name="P1">PRIMERO: EL MINISTERIO otorga a LA BENEFICIARIA, la suma de PESOS <text:span text:style-name="T1">&lt;IMPORTE EN LETRAS&gt;</text:span> ($<text:span text:style-name="T1"> &lt;IMPORTE EN NRO&gt;</text:span>), que será abonada mediante cheque o transferencia bancaria, destinada a financiar <text:span text:style-name="T1">&lt; <text:s text:c="15"/>DESCRIPCION <text:s/></text:span></text:p>
      <text:p text:style-name="P2"><text:tab/><text:tab/>DEL<text:tab/> <text:s text:c="22"/><text:tab/><text:tab/><text:tab/><text:tab/><text:tab/>PROYECTO<text:tab/><text:tab/> <text:s/>&gt; </text:p>
      <text:p text:style-name="P1">en el marco del Programa de Fortalecimiento de Iniciativas y Políticas Sociales Comunitarias Territoriales “Buenas Prácticas”. - - - - - - - - - - - - - - - - - - - - - - - - - - - - - ----</text:p>
      <text:p text:style-name="P1"/>
      <text:p text:style-name="P1">SEGUNDO: La gestión que da origen al presente ha sido aprobada mediante Resolución </text:p>
      <text:p text:style-name="P1">Nº <text:span text:style-name="T1">&lt;NRO RES&gt;</text:span> de fecha <text:span text:style-name="T1">&lt;DIA&gt;</text:span> de <text:span text:style-name="T1">&lt;MES&gt;</text:span> de 2022, autorizando la inversión del subsidio para el Proyecto mencionado.- - - - - - - - - - - - - - - - - - - - - - - - - - - - - - - - - - - - -- - - -- - - -</text:p>
      <text:p text:style-name="P1"/>
      <text:p text:style-name="P1">TERCERO: EL MINISTERIO tendrá derecho a efectuar inspecciones en cualquier momento, para comprobar el destino de los fondos, a cuyo efecto tendrá acceso a los libros y documentación complementaria, que juzgue necesaria.- - - - - - - - - - - - - - - - - - - - </text:p>
      <text:p text:style-name="P1"/>
      <text:p text:style-name="P1"/>
      <text:p text:style-name="P1">CUARTO: LA BENEFICIARIA deberá efectuar en tiempo y forma la correspondiente rendición de cuentas de la correcta inversión de los fondos y la devolución de aquellos no invertidos, conforme a lo establecido en la Resolución Nº 0029/20 del Honorable Tribunalde Cuentas de la Provincia de Santa Fe, Anexo III Rendiciones de Cuenta y/o la que en el futuro la reemplace, en todo y de acuerdo a las atribuciones conferidas por la Ley 12510 de Administración, Eficiencia y Control del Estado.- - - - - - - - - - - - - - - - - - - - - </text:p>
      <text:p text:style-name="P1"/>
      <text:p text:style-name="P1">QUINTO: El incumplimiento de las obligaciones emergentes del presente convenio, dará <text:soft-page-break/>derecho a EL MINISTERIO a declarar la caducidad de los fondos otorgados. Declarada la misma, EL MINISTERIO podrá demandar a LA BENEFICIARIA por el reintegro de la suma acordada, dándosele a la acción, carácter de vía ejecutiva.- - - - - - - - - - - - - - - - - - - </text:p>
      <text:p text:style-name="P1"/>
      <text:p text:style-name="P1">SEXTO: La administración de los fondos que se entregan en el presente acto, queda bajo la exclusiva responsabilidad de LA BENEFICIARIA.- - - - - - - - - - - - - - - - - - - - - - - - - - - --</text:p>
      <text:p text:style-name="P1"/>
      <text:p text:style-name="P1">SÉPTIMO: LA BENEFICIARIA se compromete a confeccionar, colocar y mantener al frente de la obra o sede en donde se inviertan los fondos otorgados en el presente convenio, en lugar visible, un cartel cuyo tamaño, contenido, diseño y características será remitido oportunamente por el MINISTERIO. Se deja constancia que el no cumplimiento de parte de LA BENEFICIARIA de lo mencionado, dará derecho al MINISTERIO a confeccionarlo por su cuenta y con cargo de gastos a LA BENEFICIARIA. El cartel deberá colocarse al momento de inicio de las obras, o previamente en caso de que la BENEFICIARIA demore el inicio de las mismas luego de haber recibido los fondos. Se acreditará el cumplimiento de tal obligación con correspondiente registro fotográfico.- - - - -</text:p>
      <text:p text:style-name="P1"/>
      <text:p text:style-name="P1">OCTAVO: Ante conflictos suscitados entre las partes, para cualquier gestión judicial que emane del presente, las mismas se someterán a los Tribunales Ordinarios de la ciudad de </text:p>
      <text:p text:style-name="P1">Santa Fe, renunciando a todo fuero o jurisdicción.- - - - - - - - - - - - - - - - - - - - - - - - - - - - <text:s/>- </text:p>
      <text:p text:style-name="P1"/>
      <text:p text:style-name="P1">------En prueba de conformidad, previa lectura y ratificación, se firman tres (3)ejemplares de un mismo tenor y a un solo efecto, en la ciudad de Santa Fe, a los <text:span text:style-name="T1">&lt;DIA&gt;</text:span> días del mes de <text:span text:style-name="T1">&lt;MES&gt;</text:span> del año 2022. - - - - - - - - - - - - - - - - - - - - - - - - - - - - - - - -- - - - - - - - - - - - - -- 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9211e" style:font-name="DejaVu Sans" fo:font-size="13pt" officeooo:rsid="000b2251" officeooo:paragraph-rsid="000b2251" fo:background-color="#ffffff" style:font-size-asian="13pt" style:font-size-complex="13pt"/>
    </style:style>
    <style:style style:name="MP2" style:family="paragraph" style:parent-style-name="Header">
      <style:text-properties style:font-name="DejaVu Sans" fo:font-size="13pt" officeooo:rsid="000b2251" officeooo:paragraph-rsid="000b2251" style:font-size-asian="13pt" style:font-size-complex="13pt"/>
    </style:style>
    <style:style style:name="MP3" style:family="paragraph" style:parent-style-name="Header">
      <style:text-properties style:font-name="DejaVu Sans" officeooo:rsid="000b2251" officeooo:paragraph-rsid="000b2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udo</text:p>
        <text:p text:style-name="MP2">PROVINCIA DE SANTA FE</text:p>
        <text:p text:style-name="MP3">Ministerio de Desarrollo Soci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6T10:25:47.936834065</dc:date>
    <meta:editing-duration>PT9M2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883" meta:character-count="4550" meta:non-whitespace-character-count="3626"/>
  </office:meta>
</office:document-meta>
</file>